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03feeb" officeooo:paragraph-rsid="0003feeb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08dff6" officeooo:paragraph-rsid="0008dff6" style:font-name-asian="Courier New" style:font-size-asian="10pt" style:font-name-complex="Liberation Mono" style:font-size-complex="10pt"/>
    </style:style>
    <style:style style:name="P4" style:family="paragraph" style:parent-style-name="Table_20_Contents" style:list-style-name="L1">
      <style:text-properties style:font-name="Liberation Mono" fo:font-size="10pt" officeooo:rsid="0003feeb" officeooo:paragraph-rsid="0003feeb" style:font-name-asian="Courier New" style:font-size-asian="10pt" style:font-name-complex="Liberation Mono" style:font-size-complex="10pt"/>
    </style:style>
    <style:style style:name="P5" style:family="paragraph" style:parent-style-name="Table_20_Contents" style:list-style-name="L2">
      <style:text-properties style:font-name="Liberation Mono" fo:font-size="10pt" officeooo:rsid="0003feeb" officeooo:paragraph-rsid="0003feeb" style:font-name-asian="Courier New" style:font-size-asian="10pt" style:font-name-complex="Liberation Mono" style:font-size-complex="10pt"/>
    </style:style>
    <style:style style:name="P6" style:family="paragraph" style:parent-style-name="Table_20_Contents" style:list-style-name="L3">
      <style:text-properties style:font-name="Liberation Mono" fo:font-size="10pt" officeooo:rsid="0003feeb" officeooo:paragraph-rsid="0003feeb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03feeb" officeooo:paragraph-rsid="0003feeb" style:font-name-asian="Courier New" style:font-size-asian="10pt" style:font-name-complex="Liberation Mono" style:font-size-complex="10pt"/>
    </style:style>
    <style:style style:name="T1" style:family="text">
      <style:text-properties officeooo:rsid="0005f8ff"/>
    </style:style>
    <style:style style:name="T2" style:family="text">
      <style:text-properties officeooo:rsid="00072360"/>
    </style:style>
    <style:style style:name="T3" style:family="text">
      <style:text-properties officeooo:rsid="000a3c4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3">5</text:p>
          </table:table-cell>
        </table:table-row>
        <table:table-row>
          <table:table-cell table:style-name="Table1.A2" office:value-type="string">
            <text:p text:style-name="P1">Use Case Name</text:p>
          </table:table-cell>
          <table:table-cell table:style-name="Table1.B2" office:value-type="string">
            <text:p text:style-name="P2">View <text:span text:style-name="T2">Events</text:span></text:p>
          </table:table-cell>
        </table:table-row>
        <table:table-row>
          <table:table-cell table:style-name="Table1.A2" office:value-type="string">
            <text:p text:style-name="P1">Included Cases</text:p>
          </table:table-cell>
          <table:table-cell table:style-name="Table1.B2" office:value-type="string">
            <text:p text:style-name="P1">None</text:p>
          </table:table-cell>
        </table:table-row>
        <table:table-row>
          <table:table-cell table:style-name="Table1.A2" office:value-type="string">
            <text:p text:style-name="P1">Priority</text:p>
          </table:table-cell>
          <table:table-cell table:style-name="Table1.B2" office:value-type="string">
            <text:p text:style-name="P1">Expected</text:p>
          </table:table-cell>
        </table:table-row>
        <table:table-row>
          <table:table-cell table:style-name="Table1.A2" office:value-type="string">
            <text:p text:style-name="P1">View</text:p>
          </table:table-cell>
          <table:table-cell table:style-name="Table1.B2" office:value-type="string">
            <text:p text:style-name="P2">Advanced Web Service</text:p>
          </table:table-cell>
        </table:table-row>
        <table:table-row>
          <table:table-cell table:style-name="Table1.A2" office:value-type="string">
            <text:p text:style-name="P1">Brief Description</text:p>
          </table:table-cell>
          <table:table-cell table:style-name="Table1.B2" office:value-type="string">
            <text:p text:style-name="P2">The Player Character is able to view additional information about a<text:span text:style-name="T2">n</text:span> <text:span text:style-name="T1">event</text:span> on the web service</text:p>
            <text:p text:style-name="P1"/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2">Player Character clicks on a<text:span text:style-name="T2">n</text:span> <text:span text:style-name="T1">event</text:span> on the web service </text:p>
            <text:p text:style-name="P1"/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2"><text:span text:style-name="T3"><text:s text:c="3"/>1. </text:span>Player Character</text:p>
            <text:p text:style-name="P2"/>
          </table:table-cell>
        </table:table-row>
        <table:table-row>
          <table:table-cell table:style-name="Table1.A2" office:value-type="string">
            <text:p text:style-name="P1">Inputs</text:p>
          </table:table-cell>
          <table:table-cell table:style-name="Table1.B2" office:value-type="string">
            <text:list xml:id="list654114116611301660" text:style-name="L1">
              <text:list-item>
                <text:p text:style-name="P4">The Player Character clicks a<text:span text:style-name="T2">n</text:span> <text:span text:style-name="T1">event</text:span> on the web service</text:p>
                <text:p text:style-name="P4"/>
              </text:list-item>
            </text:list>
          </table:table-cell>
        </table:table-row>
        <table:table-row>
          <table:table-cell table:style-name="Table1.A2" office:value-type="string">
            <text:p text:style-name="P1">Outputs</text:p>
          </table:table-cell>
          <table:table-cell table:style-name="Table1.B2" office:value-type="string">
            <text:list xml:id="list7788385397594211820" text:style-name="L2">
              <text:list-item>
                <text:p text:style-name="P5">The web service updates with information about the <text:span text:style-name="T1">event</text:span> that is clicke<text:span text:style-name="T3">d</text:span></text:p>
                <text:p text:style-name="P5"/>
              </text:list-item>
            </text:list>
          </table:table-cell>
        </table:table-row>
        <table:table-row>
          <table:table-cell table:style-name="Table1.A2" office:value-type="string">
            <text:p text:style-name="P1">Main Flow</text:p>
          </table:table-cell>
          <table:table-cell table:style-name="Table1.B2" office:value-type="string">
            <text:list xml:id="list1142914981881127012" text:style-name="L3">
              <text:list-item>
                <text:p text:style-name="P6">The Player Character sees a<text:span text:style-name="T2">n</text:span> <text:span text:style-name="T1">event</text:span> that they want to find more information on</text:p>
              </text:list-item>
              <text:list-item>
                <text:p text:style-name="P6">The Player Character clicks on the <text:span text:style-name="T1">event</text:span></text:p>
              </text:list-item>
              <text:list-item>
                <text:p text:style-name="P6">The web service displays information about the <text:span text:style-name="T1">event</text:span> on a new page</text:p>
                <text:p text:style-name="P6"/>
              </text:list-item>
            </text:list>
          </table:table-cell>
        </table:table-row>
        <table:table-row>
          <table:table-cell table:style-name="Table1.A2" office:value-type="string">
            <text:p text:style-name="P1">Alternate Flows</text:p>
          </table:table-cell>
          <table:table-cell table:style-name="Table1.B2" office:value-type="string">
            <text:p text:style-name="P1"/>
            <text:p text:style-name="P1"/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8:39:08.444000000</dc:date>
    <meta:editing-duration>PT43M25S</meta:editing-duration>
    <meta:editing-cycles>12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5" meta:word-count="115" meta:character-count="642" meta:non-whitespace-character-count="553"/>
  </office:meta>
</office:document-meta>
</file>